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cc25a" officeooo:paragraph-rsid="000cc25a"/>
    </style:style>
    <style:style style:name="P2" style:family="paragraph" style:parent-style-name="Standard">
      <style:paragraph-properties fo:text-align="justify" style:justify-single-word="false"/>
      <style:text-properties officeooo:rsid="000d8e6b" officeooo:paragraph-rsid="000d8e6b"/>
    </style:style>
    <style:style style:name="P3" style:family="paragraph" style:parent-style-name="Standard" style:list-style-name="L1">
      <style:paragraph-properties fo:text-align="justify" style:justify-single-word="false"/>
      <style:text-properties officeooo:rsid="000d8e6b" officeooo:paragraph-rsid="000d8e6b"/>
    </style:style>
    <style:style style:name="P4" style:family="paragraph" style:parent-style-name="Standard" style:list-style-name="L1">
      <style:paragraph-properties fo:text-align="start" style:justify-single-word="false"/>
      <style:text-properties officeooo:rsid="000d8e6b" officeooo:paragraph-rsid="000d8e6b"/>
    </style:style>
    <style:style style:name="P5" style:family="paragraph" style:parent-style-name="Standard">
      <style:paragraph-properties fo:text-align="justify" style:justify-single-word="false"/>
      <style:text-properties officeooo:rsid="000e0286" officeooo:paragraph-rsid="000e0286"/>
    </style:style>
    <style:style style:name="T1" style:family="text">
      <style:text-properties officeooo:rsid="000e02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in problem of this task is the thread synchronization, so semaphores are required. To solve this problem We will use; one semaphore per barber chair; one semaphore per seeping check; one for the waiting room; and one for wait the barber job to finish. </text:p>
      <text:p text:style-name="P2">We will use arrays to store the barbers and clients ids. After creating all the threads with the specific data, initialize semaphores and arrays, we will wait them to finish with join(). </text:p>
      <text:p text:style-name="P2">For managing semaphores the semaphore.h library is used, with methods as: </text:p>
      <text:list xml:id="list1856001997" text:style-name="L1">
        <text:list-item>
          <text:p text:style-name="P3">sem_init. Which initialize the semaphore.</text:p>
        </text:list-item>
        <text:list-item>
          <text:p text:style-name="P3">sem_getvalue. This returns the value of a semaphore and store the value on the second param.</text:p>
        </text:list-item>
        <text:list-item>
          <text:p text:style-name="P3">sem_wait. Waits till a signal is send to the specified semaphore.</text:p>
        </text:list-item>
        <text:list-item>
          <text:p text:style-name="P4">sem_post. Unlocks the semaphore specified.<text:line-break/></text:p>
        </text:list-item>
      </text:list>
      <text:p text:style-name="P2">All barbers start sleeping as there is no one waiting. After the client are created they check the waiting room seats, if there are seats available then the take one,<text:span text:style-name="T1">if not they leave. A</text:span>fter this they check for the barber depending on their gender, first they check the one corresponding with the gender if this one is not available then they check for the one who cuts both genders. During these processes we are using the sleeping semaphore to check if the barber is awake, the chair sempahore to check if the barber can cut the client’s hair. After take a barber’s seat, they spend random time up to 10 seconds “cutting” their hair. When the cutting process ends, the waiting barber semaphore use sem_post to indicate the chair is now free. If there are no customer for the barber He goes back to sleep and waits for a signal. </text:p>
      <text:p text:style-name="P5">Along this simulation outputs telling what is happening are display with the next format:</text:p>
      <text:p text:style-name="P5">&gt; [Cliente] | [Barber] [gender] id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0:05:42.716527612</meta:creation-date>
    <dc:date>2020-05-28T11:17:07.512718347</dc:date>
    <meta:editing-duration>PT4M18S</meta:editing-duration>
    <meta:editing-cycles>1</meta:editing-cycles>
    <meta:document-statistic meta:table-count="0" meta:image-count="0" meta:object-count="0" meta:page-count="1" meta:paragraph-count="10" meta:word-count="300" meta:character-count="1727" meta:non-whitespace-character-count="1436"/>
    <meta:generator>LibreOffice/6.0.7.3$Linux_X86_64 LibreOffice_project/00m0$Build-3</meta:generator>
  </office:meta>
</office:document-meta>
</file>